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1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320.3" calcext:value-type="float">
            <text:p>320.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148.0428241347" calcext:value-type="float">
            <text:p>148.04282413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462200512440525" calcext:value-type="float">
            <text:p>0.46220051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20:45.597000000</dc:date>
    <meta:editing-duration>PT13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